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36363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d5d5d5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d5d5d5" fo:background-color="#ffffff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3" table:default-cell-style-name="Default"/>
        <table:table-column table:style-name="co2" table:default-cell-style-name="ce5"/>
        <table:table-row table:style-name="ro1">
          <table:table-cell office:value-type="string" calcext:value-type="string">
            <text:p>language</text:p>
          </table:table-cell>
          <table:table-cell table:style-name="ce3" office:value-type="string" calcext:value-type="string">
            <text:p>top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ApacheConf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&quot;&quot;&quot;&quot;&amp;[.A2]&amp;&quot;&quot;&quot;:&quot;&amp;IF([.B2]=0;&quot;false&quot;;&quot;true&quot;)&amp;&quot;,&quot;" office:value-type="string" office:string-value="&quot;ApacheConf&quot;:false," calcext:value-type="string">
            <text:p>"ApacheConf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eScrip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]&amp;&quot;&quot;&quot;:&quot;&amp;IF([.B3]=0;&quot;false&quot;;&quot;true&quot;)&amp;&quot;,&quot;" office:value-type="string" office:string-value="&quot;AppleScript&quot;:false," calcext:value-type="string">
            <text:p>"AppleScript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Assembly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&quot;&quot;&quot;&quot;&amp;[.A4]&amp;&quot;&quot;&quot;:&quot;&amp;IF([.B4]=0;&quot;false&quot;;&quot;true&quot;)&amp;&quot;,&quot;" office:value-type="string" office:string-value="&quot;Assembly&quot;:true," calcext:value-type="string">
            <text:p>"Assembly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on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]&amp;&quot;&quot;&quot;:&quot;&amp;IF([.B5]=0;&quot;false&quot;;&quot;true&quot;)&amp;&quot;,&quot;" office:value-type="string" office:string-value="&quot;Bison&quot;:false," calcext:value-type="string">
            <text:p>"Bison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6]&amp;&quot;&quot;&quot;:&quot;&amp;IF([.B6]=0;&quot;false&quot;;&quot;true&quot;)&amp;&quot;,&quot;" office:value-type="string" office:string-value="&quot;C&quot;:true," calcext:value-type="string">
            <text:p>"C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7]&amp;&quot;&quot;&quot;:&quot;&amp;IF([.B7]=0;&quot;false&quot;;&quot;true&quot;)&amp;&quot;,&quot;" office:value-type="string" office:string-value="&quot;C#&quot;:true," calcext:value-type="string">
            <text:p>"C#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8]&amp;&quot;&quot;&quot;:&quot;&amp;IF([.B8]=0;&quot;false&quot;;&quot;true&quot;)&amp;&quot;,&quot;" office:value-type="string" office:string-value="&quot;C++&quot;:true," calcext:value-type="string">
            <text:p>"C++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lon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9]&amp;&quot;&quot;&quot;:&quot;&amp;IF([.B9]=0;&quot;false&quot;;&quot;true&quot;)&amp;&quot;,&quot;" office:value-type="string" office:string-value="&quot;Ceylon&quot;:false," calcext:value-type="string">
            <text:p>"Ceylon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10]&amp;&quot;&quot;&quot;:&quot;&amp;IF([.B10]=0;&quot;false&quot;;&quot;true&quot;)&amp;&quot;,&quot;" office:value-type="string" office:string-value="&quot;Clojure&quot;:false," calcext:value-type="string">
            <text:p>"Clojure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ake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11]&amp;&quot;&quot;&quot;:&quot;&amp;IF([.B11]=0;&quot;false&quot;;&quot;true&quot;)&amp;&quot;,&quot;" office:value-type="string" office:string-value="&quot;CMake&quot;:false," calcext:value-type="string">
            <text:p>"CMake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Cobol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&quot;&quot;&quot;&amp;[.A12]&amp;&quot;&quot;&quot;:&quot;&amp;IF([.B12]=0;&quot;false&quot;;&quot;true&quot;)&amp;&quot;,&quot;" office:value-type="string" office:string-value="&quot;Cobol&quot;:false," calcext:value-type="string">
            <text:p>"Cobo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Scrip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13]&amp;&quot;&quot;&quot;:&quot;&amp;IF([.B13]=0;&quot;false&quot;;&quot;true&quot;)&amp;&quot;,&quot;" office:value-type="string" office:string-value="&quot;CoffeeScript&quot;:false," calcext:value-type="string">
            <text:p>"CoffeeScript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 Lisp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14]&amp;&quot;&quot;&quot;:&quot;&amp;IF([.B14]=0;&quot;false&quot;;&quot;true&quot;)&amp;&quot;,&quot;" office:value-type="string" office:string-value="&quot;Common Lisp&quot;:false," calcext:value-type="string">
            <text:p>"Common Lisp":false,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Component Pascal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&quot;&quot;&quot;&amp;[.A15]&amp;&quot;&quot;&quot;:&quot;&amp;IF([.B15]=0;&quot;false&quot;;&quot;true&quot;)&amp;&quot;,&quot;" office:value-type="string" office:string-value="&quot;Component Pascal&quot;:false," calcext:value-type="string">
            <text:p>"Component Pasca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16]&amp;&quot;&quot;&quot;:&quot;&amp;IF([.B16]=0;&quot;false&quot;;&quot;true&quot;)&amp;&quot;,&quot;" office:value-type="string" office:string-value="&quot;CSS&quot;:false," calcext:value-type="string">
            <text:p>"CSS":false,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uda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18]&amp;&quot;&quot;&quot;:&quot;&amp;IF([.B18]=0;&quot;false&quot;;&quot;true&quot;)&amp;&quot;,&quot;" office:value-type="string" office:string-value="&quot;Cuda&quot;:false," calcext:value-type="string">
            <text:p>"Cuda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19]&amp;&quot;&quot;&quot;:&quot;&amp;IF([.B19]=0;&quot;false&quot;;&quot;true&quot;)&amp;&quot;,&quot;" office:value-type="string" office:string-value="&quot;D&quot;:true," calcext:value-type="string">
            <text:p>"D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0]&amp;&quot;&quot;&quot;:&quot;&amp;IF([.B20]=0;&quot;false&quot;;&quot;true&quot;)&amp;&quot;,&quot;" office:value-type="string" office:string-value="&quot;Dart&quot;:false," calcext:value-type="string">
            <text:p>"Dart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Delphi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&quot;&quot;&quot;&quot;&amp;[.A21]&amp;&quot;&quot;&quot;:&quot;&amp;IF([.B21]=0;&quot;false&quot;;&quot;true&quot;)&amp;&quot;,&quot;" office:value-type="string" office:string-value="&quot;Delphi&quot;:true," calcext:value-type="string">
            <text:p>"Delphi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2]&amp;&quot;&quot;&quot;:&quot;&amp;IF([.B22]=0;&quot;false&quot;;&quot;true&quot;)&amp;&quot;,&quot;" office:value-type="string" office:string-value="&quot;Docker&quot;:false," calcext:value-type="string">
            <text:p>"Docker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3]&amp;&quot;&quot;&quot;:&quot;&amp;IF([.B23]=0;&quot;false&quot;;&quot;true&quot;)&amp;&quot;,&quot;" office:value-type="string" office:string-value="&quot;Elixir&quot;:false," calcext:value-type="string">
            <text:p>"Elixir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4]&amp;&quot;&quot;&quot;:&quot;&amp;IF([.B24]=0;&quot;false&quot;;&quot;true&quot;)&amp;&quot;,&quot;" office:value-type="string" office:string-value="&quot;Elm&quot;:false," calcext:value-type="string">
            <text:p>"Elm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cs Lisp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5]&amp;&quot;&quot;&quot;:&quot;&amp;IF([.B25]=0;&quot;false&quot;;&quot;true&quot;)&amp;&quot;,&quot;" office:value-type="string" office:string-value="&quot;Emacs Lisp&quot;:false," calcext:value-type="string">
            <text:p>"Emacs Lisp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6]&amp;&quot;&quot;&quot;:&quot;&amp;IF([.B26]=0;&quot;false&quot;;&quot;true&quot;)&amp;&quot;,&quot;" office:value-type="string" office:string-value="&quot;Erlang&quot;:false," calcext:value-type="string">
            <text:p>"Erlang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7]&amp;&quot;&quot;&quot;:&quot;&amp;IF([.B27]=0;&quot;false&quot;;&quot;true&quot;)&amp;&quot;,&quot;" office:value-type="string" office:string-value="&quot;F#&quot;:false," calcext:value-type="string">
            <text:p>"F#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Fortran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&quot;&quot;&quot;&quot;&amp;[.A28]&amp;&quot;&quot;&quot;:&quot;&amp;IF([.B28]=0;&quot;false&quot;;&quot;true&quot;)&amp;&quot;,&quot;" office:value-type="string" office:string-value="&quot;Fortran&quot;:false," calcext:value-type="string">
            <text:p>"Fortran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29]&amp;&quot;&quot;&quot;:&quot;&amp;IF([.B29]=0;&quot;false&quot;;&quot;true&quot;)&amp;&quot;,&quot;" office:value-type="string" office:string-value="&quot;GLSL&quot;:false," calcext:value-type="string">
            <text:p>"GLS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0]&amp;&quot;&quot;&quot;:&quot;&amp;IF([.B30]=0;&quot;false&quot;;&quot;true&quot;)&amp;&quot;,&quot;" office:value-type="string" office:string-value="&quot;Go&quot;:false," calcext:value-type="string">
            <text:p>"Go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u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1]&amp;&quot;&quot;&quot;:&quot;&amp;IF([.B31]=0;&quot;false&quot;;&quot;true&quot;)&amp;&quot;,&quot;" office:value-type="string" office:string-value="&quot;Gosu&quot;:false," calcext:value-type="string">
            <text:p>"Gosu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ff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2]&amp;&quot;&quot;&quot;:&quot;&amp;IF([.B32]=0;&quot;false&quot;;&quot;true&quot;)&amp;&quot;,&quot;" office:value-type="string" office:string-value="&quot;Groff&quot;:false," calcext:value-type="string">
            <text:p>"Groff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33]&amp;&quot;&quot;&quot;:&quot;&amp;IF([.B33]=0;&quot;false&quot;;&quot;true&quot;)&amp;&quot;,&quot;" office:value-type="string" office:string-value="&quot;Groovy&quot;:true," calcext:value-type="string">
            <text:p>"Groovy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4]&amp;&quot;&quot;&quot;:&quot;&amp;IF([.B34]=0;&quot;false&quot;;&quot;true&quot;)&amp;&quot;,&quot;" office:value-type="string" office:string-value="&quot;Hack&quot;:false," calcext:value-type="string">
            <text:p>"Hack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5]&amp;&quot;&quot;&quot;:&quot;&amp;IF([.B35]=0;&quot;false&quot;;&quot;true&quot;)&amp;&quot;,&quot;" office:value-type="string" office:string-value="&quot;Haskell&quot;:false," calcext:value-type="string">
            <text:p>"Haskell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HTML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&quot;&quot;&quot;&quot;&amp;[.A36]&amp;&quot;&quot;&quot;:&quot;&amp;IF([.B36]=0;&quot;false&quot;;&quot;true&quot;)&amp;&quot;,&quot;" office:value-type="string" office:string-value="&quot;HTML&quot;:true," calcext:value-type="string">
            <text:p>"HTML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37]&amp;&quot;&quot;&quot;:&quot;&amp;IF([.B37]=0;&quot;false&quot;;&quot;true&quot;)&amp;&quot;,&quot;" office:value-type="string" office:string-value="&quot;Java&quot;:true," calcext:value-type="string">
            <text:p>"Java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38]&amp;&quot;&quot;&quot;:&quot;&amp;IF([.B38]=0;&quot;false&quot;;&quot;true&quot;)&amp;&quot;,&quot;" office:value-type="string" office:string-value="&quot;JavaScript&quot;:true," calcext:value-type="string">
            <text:p>"JavaScript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39]&amp;&quot;&quot;&quot;:&quot;&amp;IF([.B39]=0;&quot;false&quot;;&quot;true&quot;)&amp;&quot;,&quot;" office:value-type="string" office:string-value="&quot;JSON&quot;:false," calcext:value-type="string">
            <text:p>"JSON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pyter Notebook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0]&amp;&quot;&quot;&quot;:&quot;&amp;IF([.B40]=0;&quot;false&quot;;&quot;true&quot;)&amp;&quot;,&quot;" office:value-type="string" office:string-value="&quot;Jupyter Notebook&quot;:false," calcext:value-type="string">
            <text:p>"Jupyter Notebook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1]&amp;&quot;&quot;&quot;:&quot;&amp;IF([.B41]=0;&quot;false&quot;;&quot;true&quot;)&amp;&quot;,&quot;" office:value-type="string" office:string-value="&quot;Lasso&quot;:false," calcext:value-type="string">
            <text:p>"Lasso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os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2]&amp;&quot;&quot;&quot;:&quot;&amp;IF([.B42]=0;&quot;false&quot;;&quot;true&quot;)&amp;&quot;,&quot;" office:value-type="string" office:string-value="&quot;Logos&quot;:false," calcext:value-type="string">
            <text:p>"Logos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3]&amp;&quot;&quot;&quot;:&quot;&amp;IF([.B43]=0;&quot;false&quot;;&quot;true&quot;)&amp;&quot;,&quot;" office:value-type="string" office:string-value="&quot;Lua&quot;:false," calcext:value-type="string">
            <text:p>"Lua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file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4]&amp;&quot;&quot;&quot;:&quot;&amp;IF([.B44]=0;&quot;false&quot;;&quot;true&quot;)&amp;&quot;,&quot;" office:value-type="string" office:string-value="&quot;Makefile&quot;:false," calcext:value-type="string">
            <text:p>"Makefile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5]&amp;&quot;&quot;&quot;:&quot;&amp;IF([.B45]=0;&quot;false&quot;;&quot;true&quot;)&amp;&quot;,&quot;" office:value-type="string" office:string-value="&quot;Markdown&quot;:false," calcext:value-type="string">
            <text:p>"Markdown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lab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46]&amp;&quot;&quot;&quot;:&quot;&amp;IF([.B46]=0;&quot;false&quot;;&quot;true&quot;)&amp;&quot;,&quot;" office:value-type="string" office:string-value="&quot;Matlab&quot;:true," calcext:value-type="string">
            <text:p>"Matlab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ica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7]&amp;&quot;&quot;&quot;:&quot;&amp;IF([.B47]=0;&quot;false&quot;;&quot;true&quot;)&amp;&quot;,&quot;" office:value-type="string" office:string-value="&quot;Modelica&quot;:false," calcext:value-type="string">
            <text:p>"Modelica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ginx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48]&amp;&quot;&quot;&quot;:&quot;&amp;IF([.B48]=0;&quot;false&quot;;&quot;true&quot;)&amp;&quot;,&quot;" office:value-type="string" office:string-value="&quot;Nginx&quot;:false," calcext:value-type="string">
            <text:p>"Nginx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-C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49]&amp;&quot;&quot;&quot;:&quot;&amp;IF([.B49]=0;&quot;false&quot;;&quot;true&quot;)&amp;&quot;,&quot;" office:value-type="string" office:string-value="&quot;Objective-C&quot;:true," calcext:value-type="string">
            <text:p>"Objective-C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ive-C++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0]&amp;&quot;&quot;&quot;:&quot;&amp;IF([.B50]=0;&quot;false&quot;;&quot;true&quot;)&amp;&quot;,&quot;" office:value-type="string" office:string-value="&quot;Objective-C++&quot;:false," calcext:value-type="string">
            <text:p>"Objective-C++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am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1]&amp;&quot;&quot;&quot;:&quot;&amp;IF([.B51]=0;&quot;false&quot;;&quot;true&quot;)&amp;&quot;,&quot;" office:value-type="string" office:string-value="&quot;OCaml&quot;:false," calcext:value-type="string">
            <text:p>"OCam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CAD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2]&amp;&quot;&quot;&quot;:&quot;&amp;IF([.B52]=0;&quot;false&quot;;&quot;true&quot;)&amp;&quot;,&quot;" office:value-type="string" office:string-value="&quot;OpenSCAD&quot;:false," calcext:value-type="string">
            <text:p>"OpenSCAD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Pascal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&quot;&quot;&quot;&quot;&amp;[.A53]&amp;&quot;&quot;&quot;:&quot;&amp;IF([.B53]=0;&quot;false&quot;;&quot;true&quot;)&amp;&quot;,&quot;" office:value-type="string" office:string-value="&quot;Pascal&quot;:true," calcext:value-type="string">
            <text:p>"Pascal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l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54]&amp;&quot;&quot;&quot;:&quot;&amp;IF([.B54]=0;&quot;false&quot;;&quot;true&quot;)&amp;&quot;,&quot;" office:value-type="string" office:string-value="&quot;Perl&quot;:true," calcext:value-type="string">
            <text:p>"Perl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55]&amp;&quot;&quot;&quot;:&quot;&amp;IF([.B55]=0;&quot;false&quot;;&quot;true&quot;)&amp;&quot;,&quot;" office:value-type="string" office:string-value="&quot;PHP&quot;:true," calcext:value-type="string">
            <text:p>"PHP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gSQL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56]&amp;&quot;&quot;&quot;:&quot;&amp;IF([.B56]=0;&quot;false&quot;;&quot;true&quot;)&amp;&quot;,&quot;" office:value-type="string" office:string-value="&quot;PLpgSQL&quot;:true," calcext:value-type="string">
            <text:p>"PLpgSQL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Shel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7]&amp;&quot;&quot;&quot;:&quot;&amp;IF([.B57]=0;&quot;false&quot;;&quot;true&quot;)&amp;&quot;,&quot;" office:value-type="string" office:string-value="&quot;PowerShell&quot;:false," calcext:value-type="string">
            <text:p>"PowerShel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8]&amp;&quot;&quot;&quot;:&quot;&amp;IF([.B58]=0;&quot;false&quot;;&quot;true&quot;)&amp;&quot;,&quot;" office:value-type="string" office:string-value="&quot;Processing&quot;:false," calcext:value-type="string">
            <text:p>"Processing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ocol Buffer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59]&amp;&quot;&quot;&quot;:&quot;&amp;IF([.B59]=0;&quot;false&quot;;&quot;true&quot;)&amp;&quot;,&quot;" office:value-type="string" office:string-value="&quot;Protocol Buffer&quot;:false," calcext:value-type="string">
            <text:p>"Protocol Buffer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ppe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60]&amp;&quot;&quot;&quot;:&quot;&amp;IF([.B60]=0;&quot;false&quot;;&quot;true&quot;)&amp;&quot;,&quot;" office:value-type="string" office:string-value="&quot;Puppet&quot;:false," calcext:value-type="string">
            <text:p>"Puppet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eBasic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61]&amp;&quot;&quot;&quot;:&quot;&amp;IF([.B61]=0;&quot;false&quot;;&quot;true&quot;)&amp;&quot;,&quot;" office:value-type="string" office:string-value="&quot;PureBasic&quot;:false," calcext:value-type="string">
            <text:p>"PureBasic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62]&amp;&quot;&quot;&quot;:&quot;&amp;IF([.B62]=0;&quot;false&quot;;&quot;true&quot;)&amp;&quot;,&quot;" office:value-type="string" office:string-value="&quot;Python&quot;:true," calcext:value-type="string">
            <text:p>"Python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63]&amp;&quot;&quot;&quot;:&quot;&amp;IF([.B63]=0;&quot;false&quot;;&quot;true&quot;)&amp;&quot;,&quot;" office:value-type="string" office:string-value="&quot;R&quot;:true," calcext:value-type="string">
            <text:p>"R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64]&amp;&quot;&quot;&quot;:&quot;&amp;IF([.B64]=0;&quot;false&quot;;&quot;true&quot;)&amp;&quot;,&quot;" office:value-type="string" office:string-value="&quot;Ruby&quot;:true," calcext:value-type="string">
            <text:p>"Ruby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65]&amp;&quot;&quot;&quot;:&quot;&amp;IF([.B65]=0;&quot;false&quot;;&quot;true&quot;)&amp;&quot;,&quot;" office:value-type="string" office:string-value="&quot;Rust&quot;:false," calcext:value-type="string">
            <text:p>"Rust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Stack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66]&amp;&quot;&quot;&quot;:&quot;&amp;IF([.B66]=0;&quot;false&quot;;&quot;true&quot;)&amp;&quot;,&quot;" office:value-type="string" office:string-value="&quot;SaltStack&quot;:false," calcext:value-type="string">
            <text:p>"SaltStack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67]&amp;&quot;&quot;&quot;:&quot;&amp;IF([.B67]=0;&quot;false&quot;;&quot;true&quot;)&amp;&quot;,&quot;" office:value-type="string" office:string-value="&quot;Scala&quot;:false," calcext:value-type="string">
            <text:p>"Scala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68]&amp;&quot;&quot;&quot;:&quot;&amp;IF([.B68]=0;&quot;false&quot;;&quot;true&quot;)&amp;&quot;,&quot;" office:value-type="string" office:string-value="&quot;Shell&quot;:false," calcext:value-type="string">
            <text:p>"Shel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&quot;&quot;&amp;[.A69]&amp;&quot;&quot;&quot;:&quot;&amp;IF([.B69]=0;&quot;false&quot;;&quot;true&quot;)&amp;&quot;,&quot;" office:value-type="string" office:string-value="&quot;Swift&quot;:true," calcext:value-type="string">
            <text:p>"Swift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70]&amp;&quot;&quot;&quot;:&quot;&amp;IF([.B70]=0;&quot;false&quot;;&quot;true&quot;)&amp;&quot;,&quot;" office:value-type="string" office:string-value="&quot;TeX&quot;:false," calcext:value-type="string">
            <text:p>"TeX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71]&amp;&quot;&quot;&quot;:&quot;&amp;IF([.B71]=0;&quot;false&quot;;&quot;true&quot;)&amp;&quot;,&quot;" office:value-type="string" office:string-value="&quot;TypeScript&quot;:false," calcext:value-type="string">
            <text:p>"TypeScript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72]&amp;&quot;&quot;&quot;:&quot;&amp;IF([.B72]=0;&quot;false&quot;;&quot;true&quot;)&amp;&quot;,&quot;" office:value-type="string" office:string-value="&quot;VimL&quot;:false," calcext:value-type="string">
            <text:p>"VimL":false,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Visual Basic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formula="of:=&quot;&quot;&quot;&quot;&amp;[.A73]&amp;&quot;&quot;&quot;:&quot;&amp;IF([.B73]=0;&quot;false&quot;;&quot;true&quot;)&amp;&quot;,&quot;" office:value-type="string" office:string-value="&quot;Visual Basic&quot;:true," calcext:value-type="string">
            <text:p>"Visual Basic":tru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74]&amp;&quot;&quot;&quot;:&quot;&amp;IF([.B74]=0;&quot;false&quot;;&quot;true&quot;)&amp;&quot;,&quot;" office:value-type="string" office:string-value="&quot;XML&quot;:false," calcext:value-type="string">
            <text:p>"XML":false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T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&quot;&quot;&quot;&amp;[.A75]&amp;&quot;&quot;&quot;:&quot;&amp;IF([.B75]=0;&quot;false&quot;;&quot;true&quot;)&amp;&quot;,&quot;" office:value-type="string" office:string-value="&quot;XSLT&quot;:false," calcext:value-type="string">
            <text:p>"XSLT":false,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1:09:30.445227000</meta:creation-date>
    <dc:date>2016-05-17T12:11:15.552153000</dc:date>
    <meta:editing-duration>PT46M33S</meta:editing-duration>
    <meta:editing-cycles>6</meta:editing-cycles>
    <meta:generator>LibreOffice/5.0.3.2$MacOSX_X86_64 LibreOffice_project/e5f16313668ac592c1bfb310f4390624e3dbfb75</meta:generator>
    <meta:document-statistic meta:table-count="1" meta:cell-count="221" meta:object-count="0"/>
  </office:meta>
</office:document-meta>
</file>